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6190" officeooo:paragraph-rsid="00166190"/>
    </style:style>
    <style:style style:name="P2" style:family="paragraph" style:parent-style-name="Standard">
      <style:text-properties officeooo:rsid="00166c09" officeooo:paragraph-rsid="00166c09"/>
    </style:style>
    <style:style style:name="P3" style:family="paragraph" style:parent-style-name="Standard">
      <style:text-properties fo:font-weight="bold" officeooo:rsid="001b6fbf" officeooo:paragraph-rsid="001b6fbf" style:font-weight-asian="bold" style:font-weight-complex="bold"/>
    </style:style>
    <style:style style:name="P4" style:family="paragraph" style:parent-style-name="Standard">
      <style:text-properties officeooo:rsid="0017f3ca" officeooo:paragraph-rsid="0017f3ca"/>
    </style:style>
    <style:style style:name="P5" style:family="paragraph" style:parent-style-name="Standard">
      <style:text-properties officeooo:rsid="00184a94" officeooo:paragraph-rsid="00184a94"/>
    </style:style>
    <style:style style:name="P6" style:family="paragraph" style:parent-style-name="Standard">
      <style:text-properties officeooo:rsid="0019a3d1" officeooo:paragraph-rsid="0019a3d1"/>
    </style:style>
    <style:style style:name="P7" style:family="paragraph" style:parent-style-name="Standard">
      <style:text-properties officeooo:rsid="001b6fbf" officeooo:paragraph-rsid="0019a3d1"/>
    </style:style>
    <style:style style:name="P8" style:family="paragraph" style:parent-style-name="Standard">
      <style:text-properties officeooo:rsid="001b6fbf" officeooo:paragraph-rsid="001b6fbf"/>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kitektur for dataopsamling</text:p>
      <text:p text:style-name="P1"/>
      <text:p text:style-name="P1">det første, jeg skal have på plads er db-schema for influx. Så kan man spytte data ind på mange forskellige måder, som efterhånden kan blive mere strømlinede. </text:p>
      <text:p text:style-name="P1"/>
      <text:p text:style-name="P2"><text:span text:style-name="T1">Deles om bus</text:span></text:p>
      <text:p text:style-name="P2"/>
      <text:p text:style-name="P2">Jeg ved ikke, om flere forskellige scripts kan skrive til en dev / bus ting samtidigt. Eller måske låser den, når et script er i gang? Men det tror jeg ikke, at jeg kan stole på. </text:p>
      <text:p text:style-name="P2"/>
      <text:p text:style-name="P4">Så jeg skal have dem til at gå efter tur. </text:p>
      <text:p text:style-name="P4"/>
      <text:p text:style-name="P5">Det kan i virkeligheden være et parameteriseret script. </text:p>
      <text:p text:style-name="P5"/>
      <text:p text:style-name="P5">$ collect_em340.sh m002</text:p>
      <text:p text:style-name="P5"/>
      <text:p text:style-name="P5">Scriptet henter kWh fra måleren og skriver data til influx. </text:p>
      <text:p text:style-name="P5"/>
      <text:p text:style-name="P6">Og så kan man køre det script som cronjob med mellemrum. </text:p>
      <text:p text:style-name="P7"/>
      <text:p text:style-name="P3">Georgs setup</text:p>
      <text:p text:style-name="P8"/>
      <text:p text:style-name="P8">Som udgangspunkt logger man med lav opløsning, måske hvert 15. min eller 5. min. Men hvis man fejlsøger, eller holder særligt øje med noget, så kan man køre et andet tool ved siden af, der henter data oftere. </text:p>
      <text:p text:style-name="P8"/>
      <text:p text:style-name="P8">Her har man igen en udfordring om at deles om bussen. </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02:46:29.233617341</meta:creation-date>
    <dc:date>2024-03-08T06:10:58.125746126</dc:date>
    <meta:editing-duration>PT3H24M25S</meta:editing-duration>
    <meta:editing-cycles>8</meta:editing-cycles>
    <meta:generator>LibreOffice/7.3.7.2$Linux_X86_64 LibreOffice_project/30$Build-2</meta:generator>
    <meta:document-statistic meta:table-count="0" meta:image-count="0" meta:object-count="0" meta:page-count="1" meta:paragraph-count="12" meta:word-count="162" meta:character-count="891" meta:non-whitespace-character-count="733"/>
  </office:meta>
</office:document-meta>
</file>